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5c8526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673cm" fo:min-width="5.809cm"/>
    </style:style>
    <style:style style:name="gr4" style:family="graphic" style:parent-style-name="standard">
      <style:graphic-properties draw:stroke="none" svg:stroke-color="#ffffff" draw:fill="solid" draw:fill-color="#579d1c" draw:textarea-horizontal-align="justify" draw:textarea-vertical-align="middle" draw:auto-grow-height="false" draw:shadow-offset-x="0.203cm" draw:shadow-offset-y="0.203cm"/>
    </style:style>
    <style:style style:name="gr5" style:family="graphic" style:parent-style-name="standard">
      <style:graphic-properties draw:stroke="none" svg:stroke-color="#ffffff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802cm"/>
    </style:style>
    <style:style style:name="gr7" style:family="graphic" style:parent-style-name="standard">
      <style:graphic-properties draw:stroke="none" svg:stroke-color="#0000ff"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6.162cm"/>
    </style:style>
    <style:style style:name="gr9" style:family="graphic" style:parent-style-name="standard">
      <style:graphic-properties draw:stroke="none" svg:stroke-color="#ffffff" draw:fill="solid" draw:fill-color="#004586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none" svg:stroke-color="#ffffff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color="#008000" fo:font-weight="bold" style:font-weight-asian="bold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color="#ffffff" fo:font-size="16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color="#ffffff" fo:font-size="16pt" style:font-size-asian="15pt" style:font-size-complex="15pt"/>
    </style:style>
    <style:style style:name="P8" style:family="paragraph">
      <style:paragraph-properties fo:text-align="center"/>
      <style:text-properties fo:color="#ffffff" fo:font-size="16pt" style:font-size-asian="14pt" style:font-size-complex="14pt"/>
    </style:style>
    <style:style style:name="P9" style:family="paragraph">
      <style:text-properties fo:color="#ffffff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  <style:text-properties fo:color="#ffffff" fo:font-size="14pt" style:font-size-asian="13pt" style:font-size-complex="13pt"/>
    </style:style>
    <style:style style:name="P11" style:family="paragraph">
      <style:paragraph-properties fo:text-align="center"/>
      <style:text-properties fo:color="#ffffff" fo:font-size="14pt" style:font-size-asian="18pt" style:font-size-complex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size="16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16pt" style:font-size-asian="15pt" style:font-size-complex="15pt"/>
    </style:style>
    <style:style style:name="T7" style:family="text">
      <style:text-properties fo:color="#ffffff" fo:font-size="16pt" style:font-size-asian="14pt" style:font-size-complex="14pt"/>
    </style:style>
    <style:style style:name="T8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ffff" fo:font-size="14pt" style:font-size-asian="13pt" style:font-size-complex="13pt"/>
    </style:style>
    <style:style style:name="T10" style:family="text">
      <style:text-properties fo:color="#ffffff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648cm" svg:height="1.524cm" svg:x="3.328cm" svg:y="2.921cm">
          <text:p text:style-name="P1"><text:span text:style-name="T1">Qt Applications</text:span></text:p>
          <draw:enhanced-geometry svg:viewBox="0 0 21600 21600" draw:path-stretchpoint-x="10800" draw:path-stretchpoint-y="10800" draw:text-areas="?f3 ?f4 ?f5 ?f6" draw:type="round-rectangle" draw:modifiers="4192.524590163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48cm" svg:height="7.872cm" svg:x="3.328cm" svg:y="4.699cm">
          <text:p/>
          <draw:enhanced-geometry svg:viewBox="0 0 21600 21600" draw:path-stretchpoint-x="10800" draw:path-stretchpoint-y="10800" draw:text-areas="?f3 ?f4 ?f5 ?f6" draw:type="round-rectangle" draw:modifiers="827.102469283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17cm" svg:height="0.962cm" svg:x="8.141cm" svg:y="4.869cm">
          <draw:text-box>
            <text:p><text:span text:style-name="T2">Qt Modular Libraries</text:span></text:p>
          </draw:text-box>
        </draw:frame>
        <draw:custom-shape draw:style-name="gr4" draw:text-style-name="P4" draw:layer="layout" svg:width="2.902cm" svg:height="6.268cm" svg:x="4.005cm" svg:y="5.96cm">
          <text:p text:style-name="P1"><text:span text:style-name="T3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31.989924433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785cm" svg:height="1.973cm" svg:x="7.439cm" svg:y="5.96cm">
          <text:p text:style-name="P1"><text:span text:style-name="T4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785cm" svg:height="1.973cm" svg:x="7.439cm" svg:y="10.232cm">
          <text:p text:style-name="P1"><text:span text:style-name="T4">Widg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15.748cm" svg:x="19.406cm" svg:y="2.921cm">
          <text:p/>
          <draw:enhanced-geometry svg:viewBox="0 0 21600 21600" draw:path-stretchpoint-x="10800" draw:path-stretchpoint-y="10800" draw:text-areas="?f3 ?f4 ?f5 ?f6" draw:type="round-rectangle" draw:modifiers="1307.15867158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02cm" svg:height="1.505cm" svg:x="20.101cm" svg:y="3.219cm">
          <draw:text-box>
            <text:p text:style-name="P1"><text:span text:style-name="T5">Development</text:span></text:p>
            <text:p text:style-name="P1"><text:span text:style-name="T5">Tools</text:span></text:p>
          </draw:text-box>
        </draw:frame>
        <draw:custom-shape draw:style-name="gr5" draw:text-style-name="P7" draw:layer="layout" svg:width="3.556cm" svg:height="1.905cm" svg:x="20.176cm" svg:y="5.218cm">
          <text:p text:style-name="P1"><text:span text:style-name="T6">Qt Cre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56cm" svg:height="1.905cm" svg:x="20.176cm" svg:y="7.504cm">
          <text:p text:style-name="P1"><text:span text:style-name="T6">Qt Desig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56cm" svg:height="1.905cm" svg:x="20.226cm" svg:y="9.79cm">
          <text:p text:style-name="P1"><text:span text:style-name="T6">Qt Ass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56cm" svg:height="1.905cm" svg:x="20.176cm" svg:y="12.076cm">
          <text:p text:style-name="P1"><text:span text:style-name="T6">Qt Lingu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556cm" svg:height="3.41cm" svg:x="20.226cm" svg:y="14.435cm">
          <text:p text:style-name="P1"><text:span text:style-name="T7">qmake</text:span></text:p>
          <text:p text:style-name="P1"><text:span text:style-name="T7">moc</text:span></text:p>
          <text:p text:style-name="P1"><text:span text:style-name="T7">uic</text:span></text:p>
          <text:p text:style-name="P1"><text:span text:style-name="T7">rcc</text:span></text:p>
          <text:p text:style-name="P1"><text:span text:style-name="T7">etc.</text:span></text:p>
          <draw:enhanced-geometry svg:viewBox="0 0 21600 21600" draw:path-stretchpoint-x="10800" draw:path-stretchpoint-y="10800" draw:text-areas="?f3 ?f4 ?f5 ?f6" draw:type="round-rectangle" draw:modifiers="2286.01583113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5.775cm" svg:height="5.74cm" svg:x="3.328cm" svg:y="12.929cm">
          <text:p/>
          <draw:enhanced-geometry svg:viewBox="0 0 21600 21600" draw:path-stretchpoint-x="10800" draw:path-stretchpoint-y="10800" draw:text-areas="?f3 ?f4 ?f5 ?f6" draw:type="round-rectangle" draw:modifiers="998.11740544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6.992cm" svg:height="0.889cm" svg:x="7.425cm" svg:y="13.079cm">
          <draw:text-box>
            <text:p><text:span text:style-name="T8"><text:s text:c="4"/></text:span><text:span text:style-name="T8">Cross Platform Support</text:span></text:p>
          </draw:text-box>
        </draw:frame>
        <draw:custom-shape draw:style-name="gr9" draw:text-style-name="P10" draw:layer="layout" svg:width="2.728cm" svg:height="1.94cm" svg:x="3.682cm" svg:y="13.97cm">
          <text:p text:style-name="P1"><text:span text:style-name="T9">Wind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62cm" svg:height="1.908cm" svg:x="9.73cm" svg:y="14.002cm">
          <text:p text:style-name="P1"><text:span text:style-name="T9">Mac OS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62cm" svg:height="1.908cm" svg:x="6.629cm" svg:y="14.002cm">
          <text:p text:style-name="P1"><text:span text:style-name="T9">Desktop</text:span></text:p>
          <text:p text:style-name="P1"><text:span text:style-name="T9">Lin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62cm" svg:height="1.908cm" svg:x="6.629cm" svg:y="16.149cm">
          <text:p text:style-name="P1"><text:span text:style-name="T9">Embedded</text:span></text:p>
          <text:p text:style-name="P1"><text:span text:style-name="T9">Lin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601cm" svg:height="1.885cm" svg:x="3.809cm" svg:y="16.149cm">
          <text:p text:style-name="P1"><text:span text:style-name="T9">Windows</text:span></text:p>
          <text:p text:style-name="P1"><text:span text:style-name="T9">Embed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862cm" svg:height="1.908cm" svg:x="9.73cm" svg:y="16.149cm">
          <text:p text:style-name="P1"><text:span text:style-name="T10">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862cm" svg:height="1.908cm" svg:x="12.831cm" svg:y="14.002cm">
          <text:p text:style-name="P1"><text:span text:style-name="T10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62cm" svg:height="1.908cm" svg:x="12.831cm" svg:y="16.168cm">
          <text:p text:style-name="P1"><text:span text:style-name="T9">Blackberry </text:span></text:p>
          <text:p text:style-name="P1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62cm" svg:height="1.908cm" svg:x="15.913cm" svg:y="14.002cm">
          <text:p text:style-name="P1"><text:span text:style-name="T9">QN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857cm" svg:height="1.905cm" svg:x="15.947cm" svg:y="16.156cm">
          <text:p text:style-name="P1"><text:span text:style-name="T9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785cm" svg:height="1.858cm" svg:x="7.439cm" svg:y="8.071cm">
          <text:p text:style-name="P1"><text:span text:style-name="T4">Qui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39cm" svg:height="1.431cm" svg:x="10.857cm" svg:y="5.985cm">
          <text:p text:style-name="P1"><text:span text:style-name="T4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49cm" svg:height="1.393cm" svg:x="10.873cm" svg:y="7.701cm">
          <text:p text:style-name="P1"><text:span text:style-name="T4">Multimed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49cm" svg:height="1.393cm" svg:x="10.873cm" svg:y="9.326cm">
          <text:p text:style-name="P1"><text:span text:style-name="T4">WebK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49cm" svg:height="1.393cm" svg:x="10.873cm" svg:y="10.857cm">
          <text:p text:style-name="P1"><text:span text:style-name="T4">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5cm" svg:height="1.393cm" svg:x="14.955cm" svg:y="5.982cm">
          <text:p text:style-name="P1"><text:span text:style-name="T4">OpenG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5cm" svg:height="1.393cm" svg:x="14.955cm" svg:y="7.701cm">
          <text:p text:style-name="P1"><text:span text:style-name="T4">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5cm" svg:height="1.393cm" svg:x="14.955cm" svg:y="9.326cm">
          <text:p text:style-name="P1"><text:span text:style-name="T4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5cm" svg:height="1.393cm" svg:x="14.955cm" svg:y="10.857cm">
          <text:p text:style-name="P1"><text:span text:style-name="T4">More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1_5f_3" draw:display-name="Gradient1_3" draw:style="linear" draw:start-color="#0047ff" draw:end-color="#99cc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gradient" draw:fill-color="#cfe7f5" draw:fill-gradient-name="Gradient1_5f_3" draw:fill-hatch-name="Hatch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7T09:12:31</meta:creation-date>
    <dc:date>2013-09-17T14:27:44</dc:date>
    <meta:editing-duration>PT1H11M55S</meta:editing-duration>
    <meta:editing-cycles>14</meta:editing-cycles>
    <meta:generator>LibreOffice/3.5$Linux_X86_64 LibreOffice_project/350m1$Build-2</meta:generator>
    <meta:printed-by>Amy Zinkann</meta:printed-by>
    <meta:print-date>2013-09-17T14:30:46.30</meta:print-date>
    <meta:document-statistic meta:object-count="34"/>
  </office:meta>
</office:document-meta>
</file>